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charset="x-symbol"/>
    <style:font-face style:name="FreeSans1" svg:font-family="FreeSans" style:font-family-generic="swiss"/>
    <style:font-face style:name="Segoe UI" svg:font-family="'Segoe U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5.112cm"/>
    </style:style>
    <style:style style:name="Table1.B" style:family="table-column">
      <style:table-column-properties style:column-width="10.527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B3" style:family="table-cell">
      <style:table-cell-properties style:vertical-align="middle" fo:padding-left="0.191cm" fo:padding-right="0.191cm" fo:padding-top="0cm" fo:padding-bottom="0cm" fo:border="0.018cm solid #000000" style:writing-mode="lr-tb"/>
    </style:style>
    <style:style style:name="Table1.A4"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Functionality" style:family="table">
      <style:table-properties style:width="17.826cm" table:align="margins"/>
    </style:style>
    <style:style style:name="Functionality.A" style:family="table-column">
      <style:table-column-properties style:column-width="5.943cm" style:rel-column-width="21845*"/>
    </style:style>
    <style:style style:name="Functionality.A1" style:family="table-cell">
      <style:table-cell-properties fo:padding="0.097cm" fo:border-left="0.002cm solid #000000" fo:border-right="none" fo:border-top="0.002cm solid #000000" fo:border-bottom="0.002cm solid #000000"/>
    </style:style>
    <style:style style:name="Functionality.C1" style:family="table-cell">
      <style:table-cell-properties fo:padding="0.097cm" fo:border="0.002cm solid #000000"/>
    </style:style>
    <style:style style:name="Functionality.A2" style:family="table-cell">
      <style:table-cell-properties fo:padding="0.097cm" fo:border-left="0.002cm solid #000000" fo:border-right="none" fo:border-top="none" fo:border-bottom="0.002cm solid #000000"/>
    </style:style>
    <style:style style:name="Functionality.B2" style:family="table-cell">
      <style:table-cell-properties fo:background-color="#ffff66" fo:padding="0.097cm" fo:border-left="0.002cm solid #000000" fo:border-right="none" fo:border-top="none" fo:border-bottom="0.002cm solid #000000">
        <style:background-image/>
      </style:table-cell-properties>
    </style:style>
    <style:style style:name="Functionality.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line-height="200%" fo:text-indent="0cm" style:auto-text-indent="false"/>
      <style:text-properties fo:font-size="12pt" fo:language="it" fo:country="IT" fo:font-style="normal" fo:font-weight="normal" style:font-size-asian="12pt" style:font-style-asian="normal" style:font-weight-asian="normal" style:font-style-complex="normal" style:font-weight-complex="normal"/>
    </style:style>
    <style:style style:name="P2" style:family="paragraph" style:parent-style-name="Standard">
      <style:paragraph-properties fo:line-height="200%"/>
      <style:text-properties fo:language="it" fo:country="IT"/>
    </style:style>
    <style:style style:name="P3" style:family="paragraph" style:parent-style-name="Standard">
      <style:paragraph-properties fo:text-align="center" style:justify-single-word="false"/>
      <style:text-properties fo:font-size="12pt" fo:language="it" fo:country="IT" fo:font-weight="bold" style:font-size-asian="12pt" style:font-weight-asian="bold" style:font-weight-complex="bold"/>
    </style:style>
    <style:style style:name="P4" style:family="paragraph" style:parent-style-name="Standard">
      <style:paragraph-properties fo:line-height="200%"/>
      <style:text-properties style:font-name="Times New Roman" fo:font-size="12pt" fo:language="it" fo:country="IT" style:font-size-asian="12pt" style:font-name-complex="Times New Roman"/>
    </style:style>
    <style:style style:name="P5" style:family="paragraph" style:parent-style-name="Standard">
      <style:paragraph-properties fo:line-height="200%"/>
      <style:text-properties style:font-name="Times New Roman" fo:font-size="12pt" fo:language="it" fo:country="IT" fo:font-weight="bold" style:font-size-asian="12pt" style:font-weight-asian="bold" style:font-name-complex="Times New Roman" style:font-weight-complex="bold"/>
    </style:style>
    <style:style style:name="P6" style:family="paragraph" style:parent-style-name="Standard">
      <style:paragraph-properties fo:margin-left="1.27cm" fo:margin-right="0cm" fo:line-height="200%" fo:text-indent="-1.27cm" style:auto-text-indent="false"/>
      <style:text-properties fo:language="it" fo:country="IT"/>
    </style:style>
    <style:style style:name="P7" style:family="paragraph" style:parent-style-name="Text_20_body" style:master-page-name="Standard">
      <style:paragraph-properties fo:text-align="center" style:justify-single-word="false" style:page-number="auto"/>
      <style:text-properties fo:font-size="24pt" fo:language="it" fo:country="IT" style:font-size-asian="24pt"/>
    </style:style>
    <style:style style:name="P8" style:family="paragraph" style:parent-style-name="Text_20_body">
      <style:paragraph-properties fo:text-align="center" style:justify-single-word="false"/>
      <style:text-properties fo:font-size="24pt" fo:language="it" fo:country="IT" style:font-size-asian="24pt"/>
    </style:style>
    <style:style style:name="P9" style:family="paragraph" style:parent-style-name="Text_20_body">
      <style:text-properties fo:language="it" fo:country="IT"/>
    </style:style>
    <style:style style:name="P10" style:family="paragraph" style:parent-style-name="Heading_20_2">
      <style:paragraph-properties fo:line-height="200%"/>
      <style:text-properties style:font-name="Times New Roman" fo:font-size="12pt" fo:language="it" fo:country="IT" style:font-size-asian="12pt" style:font-name-complex="Times New Roman"/>
    </style:style>
    <style:style style:name="P11" style:family="paragraph" style:parent-style-name="Heading_20_2">
      <style:paragraph-properties fo:line-height="200%"/>
      <style:text-properties style:font-name="Times New Roman" fo:font-size="12pt" fo:language="it" fo:country="IT" fo:font-weight="bold" style:font-size-asian="12pt" style:font-weight-asian="bold" style:font-name-complex="Times New Roman" style:font-weight-complex="bold"/>
    </style:style>
    <style:style style:name="P12" style:family="paragraph" style:parent-style-name="Heading_20_2">
      <style:paragraph-properties fo:line-height="200%"/>
      <style:text-properties style:font-name="Times New Roman" fo:language="it" fo:country="IT" style:font-name-complex="Times New Roman"/>
    </style:style>
    <style:style style:name="P13" style:family="paragraph" style:parent-style-name="Heading_20_2">
      <style:paragraph-properties fo:line-height="200%"/>
      <style:text-properties fo:language="it" fo:country="IT"/>
    </style:style>
    <style:style style:name="P14" style:family="paragraph" style:parent-style-name="Heading_20_1">
      <style:paragraph-properties fo:line-height="200%"/>
      <style:text-properties style:font-name="Times New Roman" fo:font-size="12pt" fo:language="it" fo:country="IT" style:font-size-asian="12pt" style:font-name-complex="Times New Roman"/>
    </style:style>
    <style:style style:name="P15" style:family="paragraph" style:parent-style-name="Heading_20_1">
      <style:paragraph-properties fo:line-height="200%"/>
      <style:text-properties fo:language="it" fo:country="IT"/>
    </style:style>
    <style:style style:name="P16" style:family="paragraph" style:parent-style-name="Heading_20_1" style:master-page-name="Convert_20_2">
      <style:paragraph-properties style:page-number="1"/>
      <style:text-properties fo:language="it" fo:country="IT"/>
    </style:style>
    <style:style style:name="P17" style:family="paragraph" style:parent-style-name="Table_20_Contents">
      <style:text-properties style:font-name="Times New Roman" fo:font-size="12pt" style:font-size-asian="12pt" style:font-name-complex="Times New Roman"/>
    </style:style>
    <style:style style:name="P18" style:family="paragraph" style:parent-style-name="Table_20_Contents">
      <style:text-properties style:font-name="Times New Roman" fo:font-size="12pt" fo:font-weight="bold" style:font-size-asian="12pt" style:font-weight-asian="bold" style:font-name-complex="Times New Roman" style:font-weight-complex="bold"/>
    </style:style>
    <style:style style:name="P19" style:family="paragraph" style:parent-style-name="Header">
      <style:text-properties fo:language="it" fo:country="IT"/>
    </style:style>
    <style:style style:name="P2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4pt" style:font-size-asian="14pt"/>
    </style:style>
    <style:style style:name="T2" style:family="text">
      <style:text-properties fo:font-size="12pt" style:font-size-asian="12pt"/>
    </style:style>
    <style:style style:name="T3" style:family="text">
      <style:text-properties fo:font-size="12pt" fo:font-style="italic" style:font-size-asian="12pt" style:font-style-asian="italic" style:font-style-complex="italic"/>
    </style:style>
    <style:style style:name="T4" style:family="text">
      <style:text-properties fo:font-size="12pt" fo:font-style="normal" style:font-size-asian="12pt" style:font-style-asian="normal" style:font-style-complex="normal"/>
    </style:style>
    <style:style style:name="T5" style:family="text">
      <style:text-properties style:font-name="Times New Roman" style:font-name-complex="Times New Roman"/>
    </style:style>
    <style:style style:name="T6" style:family="text">
      <style:text-properties style:font-name="Times New Roman" fo:font-size="14pt" style:font-size-asian="14pt" style:font-name-complex="Times New Roman"/>
    </style:style>
    <style:style style:name="T7" style:family="text">
      <style:text-properties style:font-name="Times New Roman" fo:font-size="12pt" fo:font-weight="normal" style:font-size-asian="12pt" style:font-weight-asian="normal" style:font-name-complex="Times New Roman" style:font-weight-complex="normal"/>
    </style:style>
    <style:style style:name="T8" style:family="text">
      <style:text-properties style:font-name="Times New Roman" fo:font-size="12pt" fo:font-weight="bold" style:font-size-asian="12pt" style:font-weight-asian="bold" style:font-name-complex="Times New Roman" style:font-weight-complex="bold"/>
    </style:style>
    <style:style style:name="T9" style:family="text">
      <style:text-properties fo:font-style="italic" style:font-style-asian="italic" style:font-style-complex="italic"/>
    </style:style>
    <style:style style:name="T10" style:family="text">
      <style:text-properties fo:language="it" fo:country="IT"/>
    </style:style>
    <style:style style:name="T11" style:family="text">
      <style:text-properties style:use-window-font-color="true" style:text-outline="false" style:text-line-through-styl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fo:color="#000000" style:text-outline="false" style:text-line-through-styl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oftware Requirements Specification</text:p>
      <text:p text:style-name="P8"/>
      <text:p text:style-name="P8">Version 1.0</text:p>
      <text:p text:style-name="P8">10 Aprile 2017</text:p>
      <text:p text:style-name="P8"/>
      <text:p text:style-name="P8"><text:span text:style-name="T9">Manipolazione di dati statistici di app stores</text:span> </text:p>
      <text:p text:style-name="P8"/>
      <text:p text:style-name="P8">Progetto di Software Engineering</text:p>
      <text:p text:style-name="P8"/>
      <text:p text:style-name="P8"/>
      <text:p text:style-name="P8"/>
      <text:p text:style-name="P8"/>
      <text:p text:style-name="P8"/>
      <text:p text:style-name="P8"/>
      <text:p text:style-name="P8"/>
      <text:p text:style-name="P8"/>
      <text:p text:style-name="P8"/>
      <text:p text:style-name="P8"/>
      <text:h text:style-name="P16" text:outline-level="1"><text:span text:style-name="T1">1.0. Introdu</text:span><text:span text:style-name="T1">ction</text:span><text:span text:style-name="T1"><office:annotation><dc:creator>Unknown Author</dc:creator><dc:date>2017-03-08T15:21:49.13</dc:date><text:p text:style-name="P20"><text:span text:style-name="T11">The introduction of the SRS should provide an overview of the entire SRS. It should contain the following subsection: 1) Purpose; 2) Scope; 3) Definitions, acronyms, and abbreviations; 4) References; 5) Overview.</text:span></text:p></office:annotation></text:span></text:h>
      <text:h text:style-name="P12" text:outline-level="2"><text:bookmark-start text:name="__RefHeading___Toc77487622"/>1.1. Purpose<office:annotation><dc:creator>Unknown Author</dc:creator><dc:date>2017-03-08T15:30:53.14</dc:date><text:p text:style-name="P20"><text:span text:style-name="T11">This subsection should (a) Delineate the purpose of the SRS. (b) Specify the intended audience for the SRS.</text:span></text:p></office:annotation><text:bookmark-end text:name="__RefHeading___Toc77487622"/></text:h>
      <text:p text:style-name="P2"><text:span text:style-name="T2">Lo scopo di questo documento è quello di presentare una descrizione dettagliata del sistema “Manipolazione di dati statistici di app stores”</text:span><text:span text:style-name="T3">. </text:span><text:span text:style-name="T4">Il documento descriverà lo scopo e le caratteristiche del sistema, le interfacce, cosa deve fare il sistema e i <text:s/>vincoli in cui deve operare e come <text:s/>il sistema reagirà agli stimoli esterni. Il documento è stato scritto sia per gli stakeholders che per gli sviluppatori. </text:span></text:p>
      <text:h text:style-name="P12" text:outline-level="2"><text:bookmark-start text:name="__RefHeading___Toc77487623"/>1.2. Scope of the Project<office:annotation><dc:creator>Unknown Author</dc:creator><dc:date>2017-03-08T15:31:38.14</dc:date><text:p text:style-name="P20"><text:span text:style-name="T11">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1">Lo scopo del progetto è quello di creare un Software per Finsa spa, che funzioni come uno strumento automatico di estrazione, aggregazione e manipolazione dei dati delle applicazioni di un utente, presenti sugli app stores e che li mostri in modo utile all'utente.</text:p>
      <text:h text:style-name="P12" text:outline-level="2"><text:bookmark-start text:name="__RefHeading___Toc77487624"/>1.3. Defition, Acronyms and Abbreviations<office:annotation><dc:creator>Unknown Author</dc:creator><dc:date>2017-03-08T16:05:18.16</dc:date><text:p text:style-name="P20"><text:span text:style-name="T11">This subsection should provide the deÞnitions of all terms, acronyms, and abbreviations required to properly</text:span></text:p><text:p text:style-name="P20"><text:span text:style-name="T11">interpret the SRS. This information may be provided by reference to one or more appendixes in the SRS or</text:span></text:p><text:p text:style-name="P20"><text:span text:style-name="T11">by reference to other documents.</text:span></text:p></office:annotatio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3">Term</text:p>
          </table:table-cell>
          <table:table-cell table:style-name="Table1.B1" office:value-type="string">
            <text:p text:style-name="P3">Definition</text:p>
          </table:table-cell>
        </table:table-row>
        <table:table-row table:style-name="Table1.1">
          <table:table-cell table:style-name="Table1.A1" office:value-type="string">
            <text:p text:style-name="P9"/>
          </table:table-cell>
          <table:table-cell table:style-name="Table1.B1" office:value-type="string">
            <text:p text:style-name="P9">3</text:p>
          </table:table-cell>
        </table:table-row>
        <table:table-row table:style-name="Table1.1">
          <table:table-cell table:style-name="Table1.A1" office:value-type="string">
            <text:p text:style-name="P9"/>
          </table:table-cell>
          <table:table-cell table:style-name="Table1.B3" office:value-type="string">
            <text:p text:style-name="P9"/>
          </table:table-cell>
        </table:table-row>
        <table:table-row table:style-name="Table1.1">
          <table:table-cell table:style-name="Table1.A4" office:value-type="string">
            <text:p text:style-name="P9"/>
          </table:table-cell>
          <table:table-cell table:style-name="Table1.B3" office:value-type="string">
            <text:p text:style-name="P9"/>
          </table:table-cell>
        </table:table-row>
        <table:table-row table:style-name="Table1.1">
          <table:table-cell table:style-name="Table1.A1" office:value-type="string">
            <text:p text:style-name="P9"/>
          </table:table-cell>
          <table:table-cell table:style-name="Table1.B3" office:value-type="string">
            <text:p text:style-name="P9"/>
          </table:table-cell>
        </table:table-row>
        <table:table-row table:style-name="Table1.1">
          <table:table-cell table:style-name="Table1.A4" office:value-type="string">
            <text:p text:style-name="P9"/>
          </table:table-cell>
          <table:table-cell table:style-name="Table1.B3" office:value-type="string">
            <text:p text:style-name="P9"/>
          </table:table-cell>
        </table:table-row>
        <table:table-row table:style-name="Table1.1">
          <table:table-cell table:style-name="Table1.A4" office:value-type="string">
            <text:p text:style-name="P9"/>
          </table:table-cell>
          <table:table-cell table:style-name="Table1.B3" office:value-type="string">
            <text:p text:style-name="P9"/>
          </table:table-cell>
        </table:table-row>
        <table:table-row table:style-name="Table1.1">
          <table:table-cell table:style-name="Table1.A1" office:value-type="string">
            <text:p text:style-name="P9"/>
          </table:table-cell>
          <table:table-cell table:style-name="Table1.B3" office:value-type="string">
            <text:p text:style-name="P9"/>
          </table:table-cell>
        </table:table-row>
        <table:table-row table:style-name="Table1.1">
          <table:table-cell table:style-name="Table1.A4" office:value-type="string">
            <text:p text:style-name="P9"/>
          </table:table-cell>
          <table:table-cell table:style-name="Table1.B3" office:value-type="string">
            <text:p text:style-name="P9"/>
          </table:table-cell>
        </table:table-row>
        <table:table-row table:style-name="Table1.1">
          <table:table-cell table:style-name="Table1.A1" office:value-type="string">
            <text:p text:style-name="P9"/>
          </table:table-cell>
          <table:table-cell table:style-name="Table1.B1" office:value-type="string">
            <text:p text:style-name="P9"/>
          </table:table-cell>
        </table:table-row>
        <table:table-row table:style-name="Table1.1">
          <table:table-cell table:style-name="Table1.A1" office:value-type="string">
            <text:p text:style-name="P9"/>
          </table:table-cell>
          <table:table-cell table:style-name="Table1.B1" office:value-type="string">
            <text:p text:style-name="P9"/>
          </table:table-cell>
        </table:table-row>
        <table:table-row table:style-name="Table1.1">
          <table:table-cell table:style-name="Table1.A1" office:value-type="string">
            <text:p text:style-name="P9"/>
          </table:table-cell>
          <table:table-cell table:style-name="Table1.B3" office:value-type="string">
            <text:p text:style-name="P9"/>
          </table:table-cell>
        </table:table-row>
        <table:table-row table:style-name="Table1.1">
          <table:table-cell table:style-name="Table1.A1" office:value-type="string">
            <text:p text:style-name="P9"/>
          </table:table-cell>
          <table:table-cell table:style-name="Table1.B1" office:value-type="string">
            <text:p text:style-name="P9"/>
          </table:table-cell>
        </table:table-row>
        <table:table-row table:style-name="Table1.1">
          <table:table-cell table:style-name="Table1.A4" office:value-type="string">
            <text:p text:style-name="P9"/>
          </table:table-cell>
          <table:table-cell table:style-name="Table1.B3" office:value-type="string">
            <text:p text:style-name="P9"/>
          </table:table-cell>
        </table:table-row>
      </table:table>
      <text:h text:style-name="P12" text:outline-level="2"><text:bookmark-start text:name="__RefHeading___Toc77487625"/><text:soft-page-break/>1.4. References<office:annotation><dc:creator>Unknown Author</dc:creator><dc:date>2017-03-08T16:06:21.19</dc:date><text:p text:style-name="P20"><text:span text:style-name="T11">This subsection should</text:span></text:p><text:p text:style-name="P20"><text:span text:style-name="T11">a) Provide a complete list of all documents referenced elsewhere in the SRS;</text:span></text:p><text:p text:style-name="P20"><text:span text:style-name="T11">b) Identify each document by title, report number (if applicable), date, and publishing organization;</text:span></text:p><text:p text:style-name="P20"><text:span text:style-name="T11">c) Specify the sources from which the references can be obtained. This information may be provided by reference to an appendix or to another document.</text:span></text:p></office:annotation><text:bookmark-end text:name="__RefHeading___Toc77487625"/></text:h>
      <text:p text:style-name="P6"><text:span text:style-name="T2">IEEE. </text:span><text:span text:style-name="T3">IEEE Std 830-1998 IEEE Recommended Practice for Software Requirements Specifications.</text:span><text:span text:style-name="T2"> IEEE Computer Society, 1998.</text:span></text:p>
      <text:h text:style-name="P12" text:outline-level="2"><text:bookmark-start text:name="__RefHeading___Toc77487626"/>1.5. Overview of Document<text:bookmark-end text:name="__RefHeading___Toc77487626"/></text:h>
      <text:p text:style-name="P2"><text:span text:style-name="T5">Il prossimo capitolo, Overall Description, di questo documento fornisce una visione panoramica sulle funzionalità del prodotto. Descrive in modo informale i <text:s/>requisiti </text:span><text:span text:style-name="T5">e l’architettura del sistema, con una visione più vicina agli utenti del sist</text:span><text:span text:style-name="T5">ema</text:span><text:span text:style-name="T5">.</text:span><text:span text:style-name="T5">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15" text:outline-level="1"><text:span text:style-name="T6">2.0. Overall Description</text:span><text:span text:style-name="T2"><office:annotation><dc:creator>Unknown Author</dc:creator><dc:date>2017-03-08T17:23:12.21</dc:date><text:p text:style-name="P20"><text:span text:style-name="T12">This section of the SRS should describe the general factors that affect the product and its requirements. This</text:span></text:p><text:p text:style-name="P20"><text:span text:style-name="T12">section does not state speciÞc requirements. Instead, it provides a background for those requirements, which</text:span></text:p><text:p text:style-name="P20"><text:span text:style-name="T12">are deÞned in detail in Section 3 of the SRS, and makes them easier to understand.</text:span></text:p><text:p text:style-name="P20"><text:span text:style-name="T12">This section usually consists of six subsections, as follows:</text:span></text:p><text:p text:style-name="P20"><text:span text:style-name="T12">a) Product perspective;</text:span></text:p><text:p text:style-name="P20"><text:span text:style-name="T12">b) Product functions;</text:span></text:p><text:p text:style-name="P20"><text:span text:style-name="T12">c) User characteristics;</text:span></text:p><text:p text:style-name="P20"><text:span text:style-name="T12">d) Constraints;</text:span></text:p><text:p text:style-name="P20"><text:span text:style-name="T12">e) Assumption and dependencies;</text:span></text:p><text:p text:style-name="P20"><text:span text:style-name="T12">f) <text:s/>Apportioning of requirements.</text:span></text:p></office:annotation></text:span></text:h>
      <text:h text:style-name="P12" text:outline-level="2"><text:span text:style-name="T2">2.1. Product Perspective</text:span><text:span text:style-name="T2"><office:annotation><dc:creator>Unknown Author</dc:creator><dc:date>2017-03-08T17:29:02.24</dc:date><text:p text:style-name="P20"><text:span text:style-name="T11">This subsection of the SRS should put the product into perspective with other related products. If the product</text:span></text:p><text:p text:style-name="P20"><text:span text:style-name="T11">is independent and totally self-contained, it should be so stated here. If the SRS deÞnes a product that is a</text:span></text:p><text:p text:style-name="P20"><text:span text:style-name="T11">component of a larger system, as frequently occurs, then this subsection should relate the requirements of</text:span></text:p><text:p text:style-name="P20"><text:span text:style-name="T11">that larger system to functionality of the software and should identify interfaces between that system and the</text:span></text:p><text:p text:style-name="P20"><text:span text:style-name="T11">software.</text:span></text:p><text:p text:style-name="P20"><text:span text:style-name="T11">A block diagram showing the major components of the larger system, interconnections, and external interfaces can be helpful.</text:span></text:p><text:p text:style-name="P20"><text:span text:style-name="T11">This subsection should also describe how the software operates inside various constraints. For example,</text:span></text:p><text:p text:style-name="P20"><text:span text:style-name="T11">these constraints could include</text:span></text:p><text:p text:style-name="P20"><text:span text:style-name="T11">a) System interfaces;</text:span></text:p><text:p text:style-name="P20"><text:span text:style-name="T11">b) User interfaces;</text:span></text:p><text:p text:style-name="P20"><text:span text:style-name="T11">c) Hardware interfaces;</text:span></text:p><text:p text:style-name="P20"><text:span text:style-name="T11">d) Software interfaces;</text:span></text:p><text:p text:style-name="P20"><text:span text:style-name="T11">e) Communications interfaces;</text:span></text:p><text:p text:style-name="P20"><text:span text:style-name="T11">f) Memory;</text:span></text:p><text:p text:style-name="P20"><text:span text:style-name="T11">g) Operations;</text:span></text:p><text:p text:style-name="P20"><text:span text:style-name="T11">h) Site adaptation requirements.</text:span></text:p></office:annotation></text:span></text:h>
      <text:p text:style-name="P4">Il sistema sarà composto da un portale web(WEB PORTAL), e da un database management system(DBMS). Il sistema sarà connesso ai vari app stores in modo tale da permettere all'utente <text:s/>di accedere ai dati delle proprie app sviluppate. </text:p>
      <text:p text:style-name="P4"/>
      <text:p text:style-name="P4">Il portale web comunica con il DBMS per ottenere le credenziali dei vari stores ed eventualmente salvare i dati dopo la manipolazione. Tutte le varie comunicazioni richiedono una connessione ad internet.</text:p>
      <text:p text:style-name="P4"/>
      <text:h text:style-name="P10" text:outline-level="2">2.2. Product Functions<office:annotation><dc:creator>Unknown Author</dc:creator><dc:date>2017-03-09T15:02:54.27</dc:date><text:p text:style-name="P21"><text:span text:style-name="T11">This subsection of the SRS should provide a summary of the major functions that the software will perform.</text:span></text:p><text:p text:style-name="P21"><text:span text:style-name="T11">For example, an SRS for an accounting program may use this part to address customer account maintenance,</text:span></text:p><text:p text:style-name="P21"><text:span text:style-name="T11">customer statement, and invoice preparation without mentioning the vast amount of detail that each of those</text:span></text:p><text:p text:style-name="P21"><text:span text:style-name="T11">functions requires.</text:span></text:p><text:p text:style-name="P21"><text:span text:style-name="T11">Sometimes the function summary that is necessary for this part can be taken directly from the section of the</text:span></text:p><text:p text:style-name="P21"><text:span text:style-name="T11">higher-level speciÞcation (if one exists) that allocates particular functions to the software product. Note that</text:span></text:p><text:p text:style-name="P21"><text:span text:style-name="T11">for the sake of clarity:</text:span></text:p><text:p text:style-name="P21"><text:span text:style-name="T11">a) The functions should be organized in a way that makes the list of functions understandable to the</text:span></text:p><text:p text:style-name="P21"><text:span text:style-name="T11">customer or to anyone else reading the document for the first time.</text:span></text:p><text:p text:style-name="P21"><text:span text:style-name="T11">2) Textual or graphical methods can be used to show the different functions and their relationships.</text:span></text:p><text:p text:style-name="P21"><text:span text:style-name="T11">Such a diagram is not intended to show a design of a product, but simply shows the logical relationships among variables.</text:span></text:p></office:annotation></text:h>
      <text:p text:style-name="P4">Quando l'utente accede al sistema, tramite autenticazione, visualizzerà una schermata con i suoi dati e la lista delle applicazioni sviluppate.</text:p>
      <text:p text:style-name="P4"><text:soft-page-break/></text:p>
      <text:h text:style-name="P10" text:outline-level="2">2.3. User Characteristics<office:annotation><dc:creator>Unknown Author</dc:creator><dc:date>2017-03-09T15:04:21.27</dc:date><text:p text:style-name="P21"><text:span text:style-name="T11">This subsection of the SRS should describe those general characteristics of the intended users of the product</text:span></text:p><text:p text:style-name="P21"><text:span text:style-name="T11">including educational level, experience, and technical expertise. It should not be used to state specific requirements, but rather should provide the reasons why certain specific requirements are later specified in Section 3 of the SRS.</text:span></text:p></office:annotation>&lt;</text:h>
      <text:h text:style-name="P10" text:outline-level="2">2.4. Constraints<office:annotation><dc:creator>Unknown Author</dc:creator><dc:date>2017-03-09T15:19:48.30</dc:date><text:p text:style-name="P21"><text:span text:style-name="T11">This subsection of the SRS should provide a general description of any other items that will limit the devel-</text:span></text:p><text:p text:style-name="P21"><text:span text:style-name="T11">operÕs options. These include</text:span></text:p><text:p text:style-name="P21"><text:span text:style-name="T11">a)Regulatory policies;</text:span></text:p><text:p text:style-name="P21"><text:span text:style-name="T11">b)Hardware limitations (e.g., </text:span></text:p><text:p text:style-name="P21"><text:span text:style-name="T11">signal timing requirements);</text:span></text:p><text:p text:style-name="P21"><text:span text:style-name="T11">c) Interfaces to other applications;</text:span></text:p><text:p text:style-name="P21"><text:span text:style-name="T11">d) Parallel operation;</text:span></text:p><text:p text:style-name="P21"><text:span text:style-name="T11">e) Audit functions;</text:span></text:p><text:p text:style-name="P21"><text:span text:style-name="T11">f) Control functions;</text:span></text:p><text:p text:style-name="P21"><text:span text:style-name="T11">h) Higher-order language requirements;</text:span></text:p><text:p text:style-name="P21"><text:span text:style-name="T11">g) Signal handshake protocols (e.g., XON-XOFF, ACK-NACK);</text:span></text:p><text:p text:style-name="P21"><text:span text:style-name="T11">h) Reliability requirements;</text:span></text:p><text:p text:style-name="P21"><text:span text:style-name="T11">j) Criticality of the application;</text:span></text:p><text:p text:style-name="P21"><text:span text:style-name="T11">k) Safety and security considerations.</text:span></text:p></office:annotation></text:h>
      <text:p text:style-name="P4"/>
      <text:h text:style-name="P14" text:outline-level="1"><text:span text:style-name="T1">3</text:span><text:span text:style-name="T1">.0. <text:s/></text:span><text:span text:style-name="T1">R</text:span><text:span text:style-name="T1">equirements </text:span><text:span text:style-name="T1">Specification</text:span><text:span text:style-name="T1"><office:annotation><dc:creator>Unknown Author</dc:creator><dc:date>2017-03-09T15:35:13.32</dc:date><text:p text:style-name="P21"><text:span text:style-name="T11">This section of the SRS should contain all of the software requirements to a level of detail sufficient to</text:span></text:p><text:p text:style-name="P21"><text:span text:style-name="T11">enable designers to design a system to satisfy those requirements, and testers to test that the system satisfies</text:span></text:p><text:p text:style-name="P21"><text:span text:style-name="T11">those requirements. Throughout this section, every stated requirement should be externally perceivable by</text:span></text:p><text:p text:style-name="P21"><text:span text:style-name="T11">users, operators, or other external systems. These requirements should include at a minimum a description of</text:span></text:p><text:p text:style-name="P21"><text:span text:style-name="T11">every input (stimulus) into the system, every output (response) from the system, and all functions performed</text:span></text:p><text:p text:style-name="P21"><text:span text:style-name="T11">by the system in response to an input or in support of an output. As this is often the largest and most important part of the SRS, the following principles apply:</text:span></text:p><text:p text:style-name="P21"><text:span text:style-name="T11">a) Specific requirements should be stated in conformance with all the characteristics described in 3.</text:span></text:p><text:p text:style-name="P21"><text:span text:style-name="T11">2) Specific requirements should be cross-referenced to earlier documents that relate.</text:span></text:p><text:p text:style-name="P21"><text:span text:style-name="T11">3) All requirements should be uniquely identifiable.</text:span></text:p><text:p text:style-name="P21"><text:span text:style-name="T11">4) Careful attention should be given to organizing the requirements to maximize rea</text:span></text:p><text:p text:style-name="P21"><text:span text:style-name="T11">dability.</text:span></text:p></office:annotation></text:span></text:h>
      <text:p text:style-name="P4"/>
      <text:h text:style-name="P10" text:outline-level="2">3.1. External Interfaces<office:annotation><dc:creator>Unknown Author</dc:creator><dc:date>2017-03-09T15:45:37.33</dc:date><text:p text:style-name="P21"><text:span text:style-name="T11">This should be a detailed description of all inputs into and outputs from the software system. It should</text:span></text:p><text:p text:style-name="P21"><text:span text:style-name="T11">complement the interface descriptions in 2 and should not repeat information there.</text:span></text:p></office:annotation></text:h>
      <text:p text:style-name="P4"><text:tab/></text:p>
      <text:p text:style-name="P4"/>
      <text:h text:style-name="P10" text:outline-level="2">3.2. Functions<office:annotation><dc:creator>Unknown Author</dc:creator><dc:date>2017-03-09T15:46:51.35</dc:date><text:p text:style-name="P21"><text:span text:style-name="T11">Functional requirements should define the fundamental actions that must take place in the software in</text:span></text:p><text:p text:style-name="P21"><text:span text:style-name="T11">accepting and processing the inputs and in processing and generating the outputs. These are generally listed</text:span></text:p><text:p text:style-name="P21"><text:span text:style-name="T11">as “shall” statements starting with “The system shall”</text:span></text:p><text:p text:style-name="P21"><text:span text:style-name="T11">These include</text:span></text:p><text:p text:style-name="P21"><text:span text:style-name="T11">a) Validity checks on the inputs</text:span></text:p><text:p text:style-name="P21"><text:span text:style-name="T11">2) Exact sequence of operations</text:span></text:p><text:p text:style-name="P21"><text:span text:style-name="T11">c) Responses to abnormal situations, including</text:span></text:p><text:p text:style-name="P21"><text:span text:style-name="T11"><text:s text:c="2"/></text:span><text:span text:style-name="T11">1) Overflow</text:span></text:p><text:p text:style-name="P21"><text:span text:style-name="T11"><text:s text:c="2"/></text:span><text:span text:style-name="T11">2) Communication facilities</text:span></text:p><text:p text:style-name="P21"><text:span text:style-name="T11"><text:s text:c="2"/></text:span><text:span text:style-name="T11">3) Error handling and recovery</text:span></text:p><text:p text:style-name="P21"><text:span text:style-name="T11">d) Effect of parameters</text:span></text:p><text:p text:style-name="P21"><text:span text:style-name="T11">e) Relationship of outputs to inputs, including</text:span></text:p><text:p text:style-name="P21"><text:span text:style-name="T11"><text:s text:c="2"/></text:span><text:span text:style-name="T11">1) Input/output sequences</text:span></text:p><text:p text:style-name="P21"><text:span text:style-name="T11"><text:s text:c="2"/></text:span><text:span text:style-name="T11">2) Formulas for input to output conversion</text:span></text:p></office:annotation></text:h>
      <table:table table:name="Functionality" table:style-name="Functionality">
        <table:table-column table:style-name="Functionality.A" table:number-columns-repeated="3"/>
        <table:table-row>
          <table:table-cell table:style-name="Functionality.A1" office:value-type="string">
            <text:p text:style-name="P18">Attore</text:p>
          </table:table-cell>
          <table:table-cell table:style-name="Functionality.A1" office:value-type="string">
            <text:p text:style-name="P18">Obiettivi</text:p>
          </table:table-cell>
          <table:table-cell table:style-name="Functionality.C1" office:value-type="string">
            <text:p text:style-name="P18">ID</text:p>
          </table:table-cell>
        </table:table-row>
        <table:table-row>
          <table:table-cell table:style-name="Functionality.A2" office:value-type="string">
            <text:p text:style-name="P17"/>
          </table:table-cell>
          <table:table-cell table:style-name="Functionality.B2" office:value-type="string">
            <text:p text:style-name="P17">Autenticazione al web portal</text:p>
          </table:table-cell>
          <table:table-cell table:style-name="Functionality.C2" office:value-type="string">
            <text:p text:style-name="P17"/>
          </table:table-cell>
        </table:table-row>
        <table:table-row>
          <table:table-cell table:style-name="Functionality.A2" office:value-type="string">
            <text:p text:style-name="P17"/>
          </table:table-cell>
          <table:table-cell table:style-name="Functionality.B2" office:value-type="string">
            <text:p text:style-name="P17">Inserimento credenziali stores</text:p>
          </table:table-cell>
          <table:table-cell table:style-name="Functionality.C2" office:value-type="string">
            <text:p text:style-name="P17"/>
          </table:table-cell>
        </table:table-row>
        <table:table-row>
          <table:table-cell table:style-name="Functionality.A2" office:value-type="string">
            <text:p text:style-name="P17"/>
          </table:table-cell>
          <table:table-cell table:style-name="Functionality.B2" office:value-type="string">
            <text:p text:style-name="P17">Inserimento nuova app</text:p>
          </table:table-cell>
          <table:table-cell table:style-name="Functionality.C2" office:value-type="string">
            <text:p text:style-name="P17"/>
          </table:table-cell>
        </table:table-row>
        <table:table-row>
          <table:table-cell table:style-name="Functionality.A2" office:value-type="string">
            <text:p text:style-name="P17"/>
          </table:table-cell>
          <table:table-cell table:style-name="Functionality.B2" office:value-type="string">
            <text:p text:style-name="P17">Cancellazione app</text:p>
          </table:table-cell>
          <table:table-cell table:style-name="Functionality.C2" office:value-type="string">
            <text:p text:style-name="P17"/>
          </table:table-cell>
        </table:table-row>
        <table:table-row>
          <table:table-cell table:style-name="Functionality.A2" office:value-type="string">
            <text:p text:style-name="P17"/>
          </table:table-cell>
          <table:table-cell table:style-name="Functionality.B2" office:value-type="string">
            <text:p text:style-name="P17">Creazione gruppo</text:p>
          </table:table-cell>
          <table:table-cell table:style-name="Functionality.C2" office:value-type="string">
            <text:p text:style-name="P17"/>
          </table:table-cell>
        </table:table-row>
        <table:table-row>
          <table:table-cell table:style-name="Functionality.A2" office:value-type="string">
            <text:p text:style-name="P17"/>
          </table:table-cell>
          <table:table-cell table:style-name="Functionality.B2" office:value-type="string">
            <text:p text:style-name="P17">Cancellazione gruppo</text:p>
          </table:table-cell>
          <table:table-cell table:style-name="Functionality.C2" office:value-type="string">
            <text:p text:style-name="P17"/>
          </table:table-cell>
        </table:table-row>
        <table:table-row>
          <table:table-cell table:style-name="Functionality.A2" office:value-type="string">
            <text:p text:style-name="P17"/>
          </table:table-cell>
          <table:table-cell table:style-name="Functionality.B2" office:value-type="string">
            <text:p text:style-name="P17">Aggiungere app al gruppo</text:p>
          </table:table-cell>
          <table:table-cell table:style-name="Functionality.C2" office:value-type="string">
            <text:p text:style-name="P17"/>
          </table:table-cell>
        </table:table-row>
        <table:table-row>
          <table:table-cell table:style-name="Functionality.A2" office:value-type="string">
            <text:p text:style-name="P17"/>
          </table:table-cell>
          <table:table-cell table:style-name="Functionality.B2" office:value-type="string">
            <text:p text:style-name="P17">Cancellazione app al gruppo</text:p>
          </table:table-cell>
          <table:table-cell table:style-name="Functionality.C2" office:value-type="string">
            <text:p text:style-name="P17"/>
          </table:table-cell>
        </table:table-row>
        <table:table-row>
          <table:table-cell table:style-name="Functionality.A2" office:value-type="string">
            <text:p text:style-name="P17"/>
          </table:table-cell>
          <table:table-cell table:style-name="Functionality.B2" office:value-type="string">
            <text:p text:style-name="P17">Cancellazione credenziali stores</text:p>
          </table:table-cell>
          <table:table-cell table:style-name="Functionality.C2" office:value-type="string">
            <text:p text:style-name="P17"/>
          </table:table-cell>
        </table:table-row>
        <table:table-row>
          <table:table-cell table:style-name="Functionality.A2" office:value-type="string">
            <text:p text:style-name="P17"/>
          </table:table-cell>
          <table:table-cell table:style-name="Functionality.B2" office:value-type="string">
            <text:p text:style-name="P17">Modifica credenziali stores</text:p>
          </table:table-cell>
          <table:table-cell table:style-name="Functionality.C2" office:value-type="string">
            <text:p text:style-name="P17"/>
          </table:table-cell>
        </table:table-row>
        <table:table-row>
          <table:table-cell table:style-name="Functionality.A2" office:value-type="string">
            <text:p text:style-name="P17"/>
          </table:table-cell>
          <table:table-cell table:style-name="Functionality.B2" office:value-type="string">
            <text:p text:style-name="P17">Modifica credenziali web portal</text:p>
          </table:table-cell>
          <table:table-cell table:style-name="Functionality.C2" office:value-type="string">
            <text:p text:style-name="P17"/>
          </table:table-cell>
        </table:table-row>
        <table:table-row>
          <table:table-cell table:style-name="Functionality.A2" office:value-type="string">
            <text:p text:style-name="P17"/>
          </table:table-cell>
          <table:table-cell table:style-name="Functionality.B2" office:value-type="string">
            <text:p text:style-name="P17">Visualizzare dati mergiati</text:p>
          </table:table-cell>
          <table:table-cell table:style-name="Functionality.C2" office:value-type="string">
            <text:p text:style-name="P17"/>
          </table:table-cell>
        </table:table-row>
        <table:table-row>
          <table:table-cell table:style-name="Functionality.A2" office:value-type="string">
            <text:p text:style-name="P17"/>
          </table:table-cell>
          <table:table-cell table:style-name="Functionality.B2" office:value-type="string">
            <text:p text:style-name="P17">Scaricare dati</text:p>
          </table:table-cell>
          <table:table-cell table:style-name="Functionality.C2" office:value-type="string">
            <text:p text:style-name="P17"/>
          </table:table-cell>
        </table:table-row>
        <table:table-row>
          <table:table-cell table:style-name="Functionality.A2" office:value-type="string">
            <text:p text:style-name="P17"/>
          </table:table-cell>
          <table:table-cell table:style-name="Functionality.B2" office:value-type="string">
            <text:p text:style-name="P17">Registrazione web portal(chiedere al prof se finsa <text:soft-page-break/>vuole vendere ad uno sviluppatore o ad un'azienda)</text:p>
          </table:table-cell>
          <table:table-cell table:style-name="Functionality.C2" office:value-type="string">
            <text:p text:style-name="P17"/>
          </table:table-cell>
        </table:table-row>
        <table:table-row>
          <table:table-cell table:style-name="Functionality.A2" office:value-type="string">
            <text:p text:style-name="P17"/>
          </table:table-cell>
          <table:table-cell table:style-name="Functionality.B2" office:value-type="string">
            <text:p text:style-name="P17">Cancellazione web portal(chiedere a prof)</text:p>
          </table:table-cell>
          <table:table-cell table:style-name="Functionality.C2" office:value-type="string">
            <text:p text:style-name="P17"/>
          </table:table-cell>
        </table:table-row>
        <table:table-row>
          <table:table-cell table:style-name="Functionality.A2" office:value-type="string">
            <text:p text:style-name="P17"/>
          </table:table-cell>
          <table:table-cell table:style-name="Functionality.B2" office:value-type="string">
            <text:p text:style-name="P17">Modifica impostazioni di notifica <text:s/>(chiedere a prof)</text:p>
          </table:table-cell>
          <table:table-cell table:style-name="Functionality.C2" office:value-type="string">
            <text:p text:style-name="P17"/>
          </table:table-cell>
        </table:table-row>
        <table:table-row>
          <table:table-cell table:style-name="Functionality.A2" office:value-type="string">
            <text:p text:style-name="P17"/>
          </table:table-cell>
          <table:table-cell table:style-name="Functionality.B2" office:value-type="string">
            <text:p text:style-name="P17">Salvataggio dati su DBMS</text:p>
          </table:table-cell>
          <table:table-cell table:style-name="Functionality.C2" office:value-type="string">
            <text:p text:style-name="P17"/>
          </table:table-cell>
        </table:table-row>
        <table:table-row>
          <table:table-cell table:style-name="Functionality.A2" office:value-type="string">
            <text:p text:style-name="P17"/>
          </table:table-cell>
          <table:table-cell table:style-name="Functionality.B2" office:value-type="string">
            <text:p text:style-name="P17"/>
          </table:table-cell>
          <table:table-cell table:style-name="Functionality.C2" office:value-type="string">
            <text:p text:style-name="P17"/>
          </table:table-cell>
        </table:table-row>
        <table:table-row>
          <table:table-cell table:style-name="Functionality.A2" office:value-type="string">
            <text:p text:style-name="P17"/>
          </table:table-cell>
          <table:table-cell table:style-name="Functionality.B2" office:value-type="string">
            <text:p text:style-name="P17"/>
          </table:table-cell>
          <table:table-cell table:style-name="Functionality.C2" office:value-type="string">
            <text:p text:style-name="P17"/>
          </table:table-cell>
        </table:table-row>
      </table:table>
      <text:p text:style-name="P5"/>
      <text:p text:style-name="P5"/>
      <text:p text:style-name="P5"/>
      <text:h text:style-name="P13" text:outline-level="2"><text:span text:style-name="T8">3</text:span><text:span text:style-name="T8">.</text:span><text:span text:style-name="T8">2</text:span><text:span text:style-name="T8">.</text:span><text:span text:style-name="T8">1 UC1: …..</text:span><text:span text:style-name="T7">.</text:span></text:h>
      <text:h text:style-name="P11" text:outline-level="2">3.2.2 UC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charset="x-symbol"/>
    <style:font-face style:name="FreeSans1" svg:font-family="FreeSans" style:font-family-generic="swiss"/>
    <style:font-face style:name="Segoe UI" svg:font-family="'Segoe U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loext:contextual-spacing="false" fo:margin-top="0.423cm" fo:margin-bottom="0.106cm" fo:keep-with-next="always"/>
      <style:text-properties style:font-name="Arial" fo:font-size="12pt" fo:font-style="italic" fo:font-weight="bold" style:font-size-asian="12pt" style:font-style-asian="italic" style:font-weight-asian="bold" style:font-name-complex="Arial"/>
    </style:style>
    <style:style style:name="template" style:family="paragraph" style:parent-style-name="Standard">
      <style:text-properties style:font-name="Arial" fo:font-size="11pt" fo:font-style="italic" style:font-size-asian="11pt" style:font-style-asian="italic" style:font-name-complex="Ari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it" fo:country="IT"/>
    </style:style>
    <style:style style:name="MT1" style:family="text">
      <style:text-properties fo:language="it" fo:country="I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2" style:display-name="Convert 2" style:page-layout-name="Mpm2">
      <style:header>
        <text:p text:style-name="MP1"/>
      </style:header>
      <style:footer>
        <text:p text:style-name="Footer"><text:span text:style-name="MT1">SRS V 1.0<text:tab/></text:span><text:span text:style-name="Page_20_Number"><text:span text:style-name="MT1"><text:page-number text:select-page="current">2</text:page-number></text:span></text:span><text:span text:style-name="Page_20_Number"><text:span text:style-name="MT1"><text:tab/>16 Marzo 2017</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3-29T17:34:41.88</dc:date>
    <meta:editing-duration>PT9H43M19S</meta:editing-duration>
    <meta:editing-cycles>67</meta:editing-cycles>
    <meta:generator>OpenOffice/4.0.1$Win32 OpenOffice.org_project/401m5$Build-9714</meta:generator>
    <meta:document-statistic meta:table-count="2" meta:image-count="0" meta:object-count="0" meta:page-count="6" meta:paragraph-count="53" meta:word-count="450" meta:character-count="3004"/>
    <dc:creator>Michele Comotti</dc:creator>
  </office:meta>
</office:document-meta>
</file>